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New times roman" svg:font-family="'New times roman'"/>
    <style:font-face style:name="Poppins" svg:font-family="Poppi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92" style:family="table">
      <style:table-properties style:width="17cm" table:align="margins"/>
    </style:style>
    <style:style style:name="Tableau92.A" style:family="table-column">
      <style:table-column-properties style:column-width="2.281cm" style:rel-column-width="8791*"/>
    </style:style>
    <style:style style:name="Tableau92.B" style:family="table-column">
      <style:table-column-properties style:column-width="3.805cm" style:rel-column-width="14666*"/>
    </style:style>
    <style:style style:name="Tableau92.C" style:family="table-column">
      <style:table-column-properties style:column-width="3.295cm" style:rel-column-width="12701*"/>
    </style:style>
    <style:style style:name="Tableau92.D" style:family="table-column">
      <style:table-column-properties style:column-width="7.62cm" style:rel-column-width="29377*"/>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5" style:family="table-cell">
      <style:table-cell-properties fo:padding="0.097cm" fo:border-left="0.002cm solid #000000" fo:border-right="none" fo:border-top="none" fo:border-bottom="0.002cm solid #000000"/>
    </style:style>
    <style:style style:name="Tableau92.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93" style:family="table">
      <style:table-properties style:width="17cm" table:align="margins"/>
    </style:style>
    <style:style style:name="Tableau93.A" style:family="table-column">
      <style:table-column-properties style:column-width="2.208cm" style:rel-column-width="8513*"/>
    </style:style>
    <style:style style:name="Tableau93.B" style:family="table-column">
      <style:table-column-properties style:column-width="3.177cm" style:rel-column-width="12246*"/>
    </style:style>
    <style:style style:name="Tableau93.C" style:family="table-column">
      <style:table-column-properties style:column-width="4.038cm" style:rel-column-width="15564*"/>
    </style:style>
    <style:style style:name="Tableau93.D" style:family="table-column">
      <style:table-column-properties style:column-width="3.995cm" style:rel-column-width="15401*"/>
    </style:style>
    <style:style style:name="Tableau93.E" style:family="table-column">
      <style:table-column-properties style:column-width="3.582cm" style:rel-column-width="13811*"/>
    </style:style>
    <style:style style:name="Tableau93.A1" style:family="table-cell">
      <style:table-cell-properties fo:padding="0.097cm" fo:border="0.002cm solid #000000"/>
    </style:style>
    <style:style style:name="Tableau93.A2" style:family="table-cell">
      <style:table-cell-properties fo:padding="0.097cm" fo:border-left="0.002cm solid #000000" fo:border-right="0.002cm solid #000000" fo:border-top="none" fo:border-bottom="0.002cm solid #000000"/>
    </style:style>
    <style:style style:name="Tableau93.A4" style:family="table-cell">
      <style:table-cell-properties fo:padding="0.097cm" fo:border-left="0.002cm solid #000000" fo:border-right="none" fo:border-top="none" fo:border-bottom="0.002cm solid #000000"/>
    </style:style>
    <style:style style:name="Tableau93.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8778*"/>
    </style:style>
    <style:style style:name="Tableau90.B" style:family="table-column">
      <style:table-column-properties style:column-width="6.65cm" style:rel-column-width="25634*"/>
    </style:style>
    <style:style style:name="Tableau90.C" style:family="table-column">
      <style:table-column-properties style:column-width="8.073cm" style:rel-column-width="31123*"/>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91" style:family="table">
      <style:table-properties style:width="17cm" table:align="margins"/>
    </style:style>
    <style:style style:name="Tableau91.A" style:family="table-column">
      <style:table-column-properties style:column-width="2.208cm" style:rel-column-width="8513*"/>
    </style:style>
    <style:style style:name="Tableau91.B" style:family="table-column">
      <style:table-column-properties style:column-width="4.018cm" style:rel-column-width="15489*"/>
    </style:style>
    <style:style style:name="Tableau91.C" style:family="table-column">
      <style:table-column-properties style:column-width="3.448cm" style:rel-column-width="13293*"/>
    </style:style>
    <style:style style:name="Tableau91.D" style:family="table-column">
      <style:table-column-properties style:column-width="4.008cm" style:rel-column-width="15448*"/>
    </style:style>
    <style:style style:name="Tableau91.E" style:family="table-column">
      <style:table-column-properties style:column-width="3.318cm" style:rel-column-width="12792*"/>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0.E6" style:family="table-cell" style:data-style-name="N11">
      <style:table-cell-properties fo:padding="0.097cm" fo:border-left="0.002cm solid #000000" fo:border-right="0.002cm solid #000000" fo:border-top="none" fo:border-bottom="0.002cm solid #000000"/>
    </style:style>
    <style:style style:name="Tableau94" style:family="table">
      <style:table-properties style:width="17cm" table:align="margins"/>
    </style:style>
    <style:style style:name="Tableau94.A" style:family="table-column">
      <style:table-column-properties style:column-width="2.275cm" style:rel-column-width="8771*"/>
    </style:style>
    <style:style style:name="Tableau94.B" style:family="table-column">
      <style:table-column-properties style:column-width="5.741cm" style:rel-column-width="22132*"/>
    </style:style>
    <style:style style:name="Tableau94.C" style:family="table-column">
      <style:table-column-properties style:column-width="4.942cm" style:rel-column-width="19052*"/>
    </style:style>
    <style:style style:name="Tableau94.D" style:family="table-column">
      <style:table-column-properties style:column-width="4.041cm" style:rel-column-width="15580*"/>
    </style:style>
    <style:style style:name="Tableau94.A1" style:family="table-cell">
      <style:table-cell-properties fo:padding="0.097cm" fo:border-left="0.002cm solid #000000" fo:border-right="none" fo:border-top="0.002cm solid #000000" fo:border-bottom="0.002cm solid #000000"/>
    </style:style>
    <style:style style:name="Tableau94.C1" style:family="table-cell">
      <style:table-cell-properties fo:padding="0.097cm" fo:border="0.002cm solid #000000"/>
    </style:style>
    <style:style style:name="Tableau94.A2" style:family="table-cell">
      <style:table-cell-properties fo:padding="0.097cm" fo:border-left="0.002cm solid #000000" fo:border-right="0.002cm solid #000000" fo:border-top="none" fo:border-bottom="0.002cm solid #000000"/>
    </style:style>
    <style:style style:name="Tableau94.5" style:family="table-row">
      <style:table-row-properties style:min-row-height="0.64cm"/>
    </style:style>
    <style:style style:name="Tableau94.A5" style:family="table-cell">
      <style:table-cell-properties fo:padding="0.097cm" fo:border-left="0.002cm solid #000000" fo:border-right="none" fo:border-top="none" fo:border-bottom="0.002cm solid #000000"/>
    </style:style>
    <style:style style:name="Tableau94.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5cm" style:rel-column-width="8771*"/>
    </style:style>
    <style:style style:name="Tableau81.B" style:family="table-column">
      <style:table-column-properties style:column-width="3.951cm" style:rel-column-width="15231*"/>
    </style:style>
    <style:style style:name="Tableau81.C" style:family="table-column">
      <style:table-column-properties style:column-width="6.361cm" style:rel-column-width="24519*"/>
    </style:style>
    <style:style style:name="Tableau81.D" style:family="table-column">
      <style:table-column-properties style:column-width="4.413cm" style:rel-column-width="17014*"/>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81.D7" style:family="table-cell" style:data-style-name="N0">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2.277cm" style:rel-column-width="8778*"/>
    </style:style>
    <style:style style:name="Tableau78.B" style:family="table-column">
      <style:table-column-properties style:column-width="3.628cm" style:rel-column-width="13986*"/>
    </style:style>
    <style:style style:name="Tableau78.C" style:family="table-column">
      <style:table-column-properties style:column-width="6.068cm" style:rel-column-width="23390*"/>
    </style:style>
    <style:style style:name="Tableau78.D" style:family="table-column">
      <style:table-column-properties style:column-width="5.027cm" style:rel-column-width="19381*"/>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8.D7" style:family="table-cell" style:data-style-name="N0">
      <style:table-cell-properties fo:padding="0.097cm" fo:border-left="0.002cm solid #000000" fo:border-right="0.002cm solid #000000" fo:border-top="none" fo:border-bottom="0.002cm solid #000000"/>
    </style:style>
    <style:style style:name="Tableau79" style:family="table">
      <style:table-properties style:width="17cm" table:align="margins"/>
    </style:style>
    <style:style style:name="Tableau79.A" style:family="table-column">
      <style:table-column-properties style:column-width="2.277cm" style:rel-column-width="8778*"/>
    </style:style>
    <style:style style:name="Tableau79.B" style:family="table-column">
      <style:table-column-properties style:column-width="3.235cm" style:rel-column-width="12470*"/>
    </style:style>
    <style:style style:name="Tableau79.C" style:family="table-column">
      <style:table-column-properties style:column-width="6.488cm" style:rel-column-width="25009*"/>
    </style:style>
    <style:style style:name="Tableau79.D" style:family="table-column">
      <style:table-column-properties style:column-width="5.001cm" style:rel-column-width="19278*"/>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79.D7" style:family="table-cell" style:data-style-name="N0">
      <style:table-cell-properties fo:padding="0.097cm" fo:border-left="0.002cm solid #000000" fo:border-right="0.002cm solid #000000" fo:border-top="none" fo:border-bottom="0.002cm solid #000000"/>
    </style:style>
    <style:style style:name="Tableau95" style:family="table">
      <style:table-properties style:width="17cm" table:align="margins"/>
    </style:style>
    <style:style style:name="Tableau95.A" style:family="table-column">
      <style:table-column-properties style:column-width="2.277cm" style:rel-column-width="8778*"/>
    </style:style>
    <style:style style:name="Tableau95.B" style:family="table-column">
      <style:table-column-properties style:column-width="3.201cm" style:rel-column-width="12341*"/>
    </style:style>
    <style:style style:name="Tableau95.C" style:family="table-column">
      <style:table-column-properties style:column-width="4.009cm" style:rel-column-width="15455*"/>
    </style:style>
    <style:style style:name="Tableau95.D" style:family="table-column">
      <style:table-column-properties style:column-width="7.512cm" style:rel-column-width="28961*"/>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5" style:family="table-row">
      <style:table-row-properties style:min-row-height="0.437cm"/>
    </style:style>
    <style:style style:name="Tableau95.A5" style:family="table-cell">
      <style:table-cell-properties fo:padding="0.097cm" fo:border-left="0.002cm solid #000000" fo:border-right="none" fo:border-top="none" fo:border-bottom="0.002cm solid #000000"/>
    </style:style>
    <style:style style:name="Tableau95.A6" style:family="table-cell" style:data-style-name="N0">
      <style:table-cell-properties fo:padding="0.097cm" fo:border-left="0.002cm solid #000000" fo:border-right="none" fo:border-top="none" fo:border-bottom="0.002cm solid #000000"/>
    </style:style>
    <style:style style:name="Tableau95.D7" style:family="table-cell" style:data-style-name="N0">
      <style:table-cell-properties fo:padding="0.097cm" fo:border-left="0.002cm solid #000000" fo:border-right="0.002cm solid #000000" fo:border-top="none" fo:border-bottom="0.002cm solid #000000"/>
    </style:style>
    <style:style style:name="Tableau96" style:family="table">
      <style:table-properties style:width="17cm" table:align="margins"/>
    </style:style>
    <style:style style:name="Tableau96.A" style:family="table-column">
      <style:table-column-properties style:column-width="2.279cm" style:rel-column-width="8785*"/>
    </style:style>
    <style:style style:name="Tableau96.B" style:family="table-column">
      <style:table-column-properties style:column-width="3.235cm" style:rel-column-width="12470*"/>
    </style:style>
    <style:style style:name="Tableau96.C" style:family="table-column">
      <style:table-column-properties style:column-width="3.935cm" style:rel-column-width="15170*"/>
    </style:style>
    <style:style style:name="Tableau96.D" style:family="table-column">
      <style:table-column-properties style:column-width="7.551cm" style:rel-column-width="29110*"/>
    </style:style>
    <style:style style:name="Tableau96.A1" style:family="table-cell">
      <style:table-cell-properties fo:padding="0.097cm" fo:border-left="0.002cm solid #000000" fo:border-right="none" fo:border-top="0.002cm solid #000000" fo:border-bottom="0.002cm solid #000000"/>
    </style:style>
    <style:style style:name="Tableau96.D1" style:family="table-cell">
      <style:table-cell-properties fo:padding="0.097cm" fo:border="0.002cm solid #000000"/>
    </style:style>
    <style:style style:name="Tableau96.A2" style:family="table-cell">
      <style:table-cell-properties fo:padding="0.097cm" fo:border-left="0.002cm solid #000000" fo:border-right="0.002cm solid #000000" fo:border-top="none" fo:border-bottom="0.002cm solid #000000"/>
    </style:style>
    <style:style style:name="Tableau96.5" style:family="table-row">
      <style:table-row-properties style:min-row-height="0.64cm"/>
    </style:style>
    <style:style style:name="Tableau96.A5" style:family="table-cell">
      <style:table-cell-properties fo:padding="0.097cm" fo:border-left="0.002cm solid #000000" fo:border-right="none" fo:border-top="none" fo:border-bottom="0.002cm solid #000000"/>
    </style:style>
    <style:style style:name="Tableau96.A6" style:family="table-cell" style:data-style-name="N0">
      <style:table-cell-properties fo:padding="0.097cm" fo:border-left="0.002cm solid #000000" fo:border-right="none" fo:border-top="none" fo:border-bottom="0.002cm solid #000000"/>
    </style:style>
    <style:style style:name="Tableau96.D7" style:family="table-cell" style:data-style-name="N0">
      <style:table-cell-properties fo:padding="0.097cm" fo:border-left="0.002cm solid #000000" fo:border-right="0.002cm solid #000000" fo:border-top="none" fo:border-bottom="0.002cm solid #000000"/>
    </style:style>
    <style:style style:name="Tableau97" style:family="table">
      <style:table-properties style:width="17cm" table:align="margins"/>
    </style:style>
    <style:style style:name="Tableau97.A" style:family="table-column">
      <style:table-column-properties style:column-width="2.279cm" style:rel-column-width="8785*"/>
    </style:style>
    <style:style style:name="Tableau97.B" style:family="table-column">
      <style:table-column-properties style:column-width="3.235cm" style:rel-column-width="12470*"/>
    </style:style>
    <style:style style:name="Tableau97.C" style:family="table-column">
      <style:table-column-properties style:column-width="3.935cm" style:rel-column-width="15170*"/>
    </style:style>
    <style:style style:name="Tableau97.D" style:family="table-column">
      <style:table-column-properties style:column-width="7.551cm" style:rel-column-width="29110*"/>
    </style:style>
    <style:style style:name="Tableau97.A1" style:family="table-cell">
      <style:table-cell-properties fo:padding="0.097cm" fo:border-left="0.002cm solid #000000" fo:border-right="none" fo:border-top="0.002cm solid #000000" fo:border-bottom="0.002cm solid #000000"/>
    </style:style>
    <style:style style:name="Tableau97.D1" style:family="table-cell">
      <style:table-cell-properties fo:padding="0.097cm" fo:border="0.002cm solid #000000"/>
    </style:style>
    <style:style style:name="Tableau97.A2" style:family="table-cell">
      <style:table-cell-properties fo:padding="0.097cm" fo:border-left="0.002cm solid #000000" fo:border-right="0.002cm solid #000000" fo:border-top="none" fo:border-bottom="0.002cm solid #000000"/>
    </style:style>
    <style:style style:name="Tableau97.5" style:family="table-row">
      <style:table-row-properties style:min-row-height="0.64cm"/>
    </style:style>
    <style:style style:name="Tableau97.A5" style:family="table-cell">
      <style:table-cell-properties fo:padding="0.097cm" fo:border-left="0.002cm solid #000000" fo:border-right="none" fo:border-top="none" fo:border-bottom="0.002cm solid #000000"/>
    </style:style>
    <style:style style:name="Tableau97.A6" style:family="table-cell" style:data-style-name="N0">
      <style:table-cell-properties fo:padding="0.097cm" fo:border-left="0.002cm solid #000000" fo:border-right="none" fo:border-top="none" fo:border-bottom="0.002cm solid #000000"/>
    </style:style>
    <style:style style:name="Tableau97.D7"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style:style style:name="T5" style:family="text">
      <style:text-properties fo:color="#000000" style:font-name="Times New Roman" fo:font-style="normal" fo:font-weight="normal" fo:background-color="#ffff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2/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6200327485785557358" text:style-name="L1">
        <text:list-item>
          <text:p text:style-name="P10">Introduction</text:p>
          <text:p text:style-name="P10"/>
          <text:p text:style-name="P15">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5"/>
        </text:list-item>
        <text:list-item>
          <text:p text:style-name="P10">Description de la procédure de test</text:p>
          <text:p text:style-name="P15"/>
          <text:p text:style-name="P15">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5">Les tests d'intégration, quant à eux, doivent tester la redirection des boutons des pages PHP vers d'autres pages.</text:p>
          <text:p text:style-name="P15">Les tests unitaires ont pour but de tester les fonctions permettant le fonctionnement des modules de calcul des nombres premiers, de l'approximation du nombre d'or et de machine learning.<text:tab/></text:p>
          <text:p text:style-name="P15">Une dernière partie est dédiée aux tests des mesures de qualité en utilisation du site. Les mesures de qualité testées sont l'effectiveness et l'efficiency.</text:p>
          <text:p text:style-name="P15"/>
        </text:list-item>
        <text:list-item>
          <text:p text:style-name="P10">Description des informations à enregistrer pour les tests</text:p>
          <text:p text:style-name="P10"/>
        </text:list-item>
      </text:list>
      <text:p text:style-name="P2"><text:tab/>3.1 Tests d'acceptation</text:p>
      <text:list xml:id="list33296889" text:continue-numbering="true" text:style-name="L1">
        <text:list-header>
          <text:p text:style-name="P10"/>
        </text:list-header>
      </text:list>
      <text:p text:style-name="P2"><text:tab/><text:tab/>3.1.1 Campagne de tests d'acceptation</text:p>
      <text:list xml:id="list4945780590451519210"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3310290" text:continue-numbering="true" text:style-name="L2">
        <text:list-item>
          <text:list>
            <text:list-item>
              <text:list>
                <text:list-header>
                  <text:p text:style-name="P11"/>
                </text:list-header>
              </text:list>
            </text:list-item>
          </text:list>
        </text:list-item>
      </text:list>
      <text:p text:style-name="P2"><text:tab/><text:tab/>3.1.2 Tests d'acceptation</text:p>
      <text:list xml:id="list33310338"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able:table table:name="Tableau92" table:style-name="Tableau92">
        <table:table-column table:style-name="Tableau92.A"/>
        <table:table-column table:style-name="Tableau92.B"/>
        <table:table-column table:style-name="Tableau92.C"/>
        <table:table-column table:style-name="Tableau92.D"/>
        <table:table-row>
          <table:table-cell table:style-name="Tableau92.A1" table:number-columns-spanned="3" office:value-type="string">
            <text:p text:style-name="P5">Identification du test : Module - Monte-Carlo</text:p>
          </table:table-cell>
          <table:covered-table-cell/>
          <table:covered-table-cell/>
          <table:table-cell table:style-name="Tableau92.D1" office:value-type="string">
            <text:p text:style-name="P5">Version : 19/01/2024</text:p>
          </table:table-cell>
        </table:table-row>
        <table:table-row>
          <table:table-cell table:style-name="Tableau92.A2" table:number-columns-spanned="4" office:value-type="string">
            <text:p text:style-name="P5">Description du test : les composants de la page du module d'approximation de pi avec la méthode de Monte-Carlo sont affichés dans les zones prévues à cet effet selon la maquette.</text:p>
          </table:table-cell>
          <table:covered-table-cell/>
          <table:covered-table-cell/>
          <table:covered-table-cell/>
        </table:table-row>
        <table:table-row>
          <table:table-cell table:style-name="Tableau92.A2" table:number-columns-spanned="4" office:value-type="string">
            <text:p text:style-name="P6">Ressources requises : navigateur web</text:p>
          </table:table-cell>
          <table:covered-table-cell/>
          <table:covered-table-cell/>
          <table:covered-table-cell/>
        </table:table-row>
        <table:table-row>
          <table:table-cell table:style-name="Tableau92.A2" table:number-columns-spanned="4" office:value-type="string">
            <text:p text:style-name="P5">Responsable : PARCIANY Benjamin</text:p>
          </table:table-cell>
          <table:covered-table-cell/>
          <table:covered-table-cell/>
          <table:covered-table-cell/>
        </table:table-row>
        <text:soft-page-break/>
        <table:table-row>
          <table:table-cell table:style-name="Tableau92.A5" office:value-type="string">
            <text:p text:style-name="P5">N° de test</text:p>
          </table:table-cell>
          <table:table-cell table:style-name="Tableau92.A5" office:value-type="string">
            <text:p text:style-name="P5">Moteur de rendu</text:p>
          </table:table-cell>
          <table:table-cell table:style-name="Tableau92.A5" office:value-type="string">
            <text:p text:style-name="P5">Entrée</text:p>
          </table:table-cell>
          <table:table-cell table:style-name="Tableau92.A2" office:value-type="string">
            <text:p text:style-name="P5">Sortie (Résultat attendu)</text:p>
          </table:table-cell>
        </table:table-row>
        <table:table-row>
          <table:table-cell table:style-name="Tableau92.A6" office:value-type="float" office:value="1">
            <text:p text:style-name="P5">1</text:p>
          </table:table-cell>
          <table:table-cell table:style-name="Tableau92.A5" office:value-type="string">
            <text:p text:style-name="P5">Gecko</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2">
            <text:p text:style-name="P5">2</text:p>
          </table:table-cell>
          <table:table-cell table:style-name="Tableau92.A5" office:value-type="string">
            <text:p text:style-name="P5">WebCore</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3">
            <text:p text:style-name="P5">3</text:p>
          </table:table-cell>
          <table:table-cell table:style-name="Tableau92.A5" office:value-type="string">
            <text:p text:style-name="P5">Blink</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text:soft-page-break/>maquette </text:p>
          </table:table-cell>
          <table:table-cell table:style-name="Tableau15.A2" office:value-type="string">
            <text:p text:style-name="P5">La page est affichée conformément à la <text:soft-page-break/>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ext:soft-page-break/>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ext:soft-page-break/>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table-cell table:style-name="Tableau93.A1" table:number-columns-spanned="5" office:value-type="string">
            <text:p text:style-name="P5">Référence du test appliqué : Module – Monte-Carlo</text:p>
          </table:table-cell>
          <table:covered-table-cell/>
          <table:covered-table-cell/>
          <table:covered-table-cell/>
          <table:covered-table-cell/>
        </table:table-row>
        <table:table-row>
          <table:table-cell table:style-name="Tableau93.A2" table:number-columns-spanned="5" office:value-type="string">
            <text:p text:style-name="P5">Responsable : PARCIANY Benjamin</text:p>
          </table:table-cell>
          <table:covered-table-cell/>
          <table:covered-table-cell/>
          <table:covered-table-cell/>
          <table:covered-table-cell/>
        </table:table-row>
        <table:table-row>
          <table:table-cell table:style-name="Tableau93.A2" table:number-columns-spanned="5" office:value-type="string">
            <text:p text:style-name="P5">Date de l'application du test : </text:p>
          </table:table-cell>
          <table:covered-table-cell/>
          <table:covered-table-cell/>
          <table:covered-table-cell/>
          <table:covered-table-cell/>
        </table:table-row>
        <table:table-row>
          <table:table-cell table:style-name="Tableau93.A4" office:value-type="string">
            <text:p text:style-name="P5">N° de test</text:p>
          </table:table-cell>
          <table:table-cell table:style-name="Tableau93.A4" office:value-type="string">
            <text:p text:style-name="P5">Entrée</text:p>
          </table:table-cell>
          <table:table-cell table:style-name="Tableau93.A4" office:value-type="string">
            <text:p text:style-name="P5">Résultat attendu</text:p>
          </table:table-cell>
          <table:table-cell table:style-name="Tableau93.A4" office:value-type="string">
            <text:p text:style-name="P5">Résultat observé</text:p>
          </table:table-cell>
          <table:table-cell table:style-name="Tableau93.A2" office:value-type="string">
            <text:p text:style-name="P5">Résultat du test</text:p>
          </table:table-cell>
        </table:table-row>
        <table:table-row>
          <table:table-cell table:style-name="Tableau93.A5" office:value-type="float" office:value="1">
            <text:p text:style-name="P5">1</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2">
            <text:p text:style-name="P5">2</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3">
            <text:p text:style-name="P5">3</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
      <text:p text:style-name="P2"/>
      <text:list xml:id="list1458759233111417935" text:style-name="L3">
        <text:list-item>
          <text:list>
            <text:list-item>
              <text:p text:style-name="P12">Tests d'intégration</text:p>
            </text:list-item>
          </text:list>
        </text:list-item>
      </text:list>
      <text:p text:style-name="P2"/>
      <text:list xml:id="list33288259" text:continue-numbering="true" text:style-name="L3">
        <text:list-item>
          <text:list>
            <text:list-item>
              <text:list>
                <text:list-item>
                  <text:p text:style-name="P12">Campagnes des tests d'intégration</text:p>
                </text:list-item>
              </text:list>
            </text:list-item>
          </text:list>
        </text:list-item>
      </text:list>
      <text:list xml:id="list33304170" text:continue-list="list33310338"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3313636" text:continue-numbering="true" text:style-name="L2">
        <text:list-item>
          <text:list>
            <text:list-item>
              <text:list>
                <text:list-header>
                  <text:p text:style-name="P11"/>
                </text:list-header>
              </text:list>
            </text:list-item>
          </text:list>
        </text:list-item>
      </text:list>
      <text:p text:style-name="P2"><text:tab/><text:tab/>3.2.2 Tests d'intégration</text:p>
      <text:list xml:id="list33313239"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ext:soft-page-break/>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ext:soft-page-break/>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ext:soft-page-break/>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text:soft-page-break/>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text:soft-page-break/>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text:soft-page-break/>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ext:soft-page-break/>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text:soft-page-break/>«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ext:soft-page-break/>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ext:soft-page-break/>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text:soft-page-break/>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ext:soft-page-break/>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text:soft-page-break/>du premier jour du mois</text:p>
          </table:table-cell>
          <table:table-cell table:style-name="Tableau60.A2" office:value-type="string">
            <text:p text:style-name="P5">Affiche les informations à partir <text:soft-page-break/>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text:soft-page-break/>bouton</text:p>
          </table:table-cell>
          <table:table-cell table:style-name="Tableau71.A4"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text:p>
          </table:table-cell>
          <table:covered-table-cell/>
          <table:covered-table-cell/>
          <table:covered-table-cell/>
          <table:covered-table-cell/>
        </table:table-row>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5"/>
          </table:table-cell>
          <table:table-cell table:style-name="Tableau86.A2" office:value-type="string">
            <text:p text:style-name="P5">NA</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text:soft-page-break/>en calcul distribué.</text:p>
          </table:table-cell>
          <table:table-cell table:style-name="Tableau87.A2" office:value-type="string">
            <text:p text:style-name="P5"/>
          </table:table-cell>
          <table:table-cell table:style-name="Tableau87.A2" office:value-type="string">
            <text:p text:style-name="P5">NA</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5"/>
          </table:table-cell>
          <table:table-cell table:style-name="Tableau88.A2" office:value-type="string">
            <text:p text:style-name="P5">NA</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5"/>
          </table:table-cell>
          <table:table-cell table:style-name="Tableau89.A2" office:value-type="string">
            <text:p text:style-name="P5">NA</text:p>
          </table:table-cell>
        </table:table-row>
      </table:table>
      <text:p text:style-name="P2">s</text:p>
      <text:list xml:id="list3609055944717155980" text:style-name="L4">
        <text:list-item>
          <text:list>
            <text:list-item>
              <text:p text:style-name="P13">Tests unitaires</text:p>
              <text:p text:style-name="P13"/>
              <text:list>
                <text:list-item>
                  <text:p text:style-name="P13">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 22/01/2024</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3303381" text:continue-numbering="true" text:style-name="L4">
        <text:list-item>
          <text:list>
            <text:list-item>
              <text:list>
                <text:list-item>
                  <text:p text:style-name="P13">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8">Renvoi d'erreur, si A&gt;B</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ext:soft-page-break/>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3294811" text:continue-numbering="true" text:style-name="L4">
        <text:list-item>
          <text:list>
            <text:list-item>
              <text:list>
                <text:list-item>
                  <text:p text:style-name="P13">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22/01/2024</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2, 3, 5, 7]</text:p>
          </table:table-cell>
          <table:table-cell table:style-name="Tableau77.A2" office:value-type="string">
            <text:p text:style-name="P8">[2, 3, 5, 7]</text:p>
          </table:table-cell>
          <table:table-cell table:style-name="Tableau77.A2" office:value-type="string">
            <text:p text:style-name="P5">OK</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
      <text:p text:style-name="P2"/>
      <text:p text:style-name="P2"/>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8">1000000</text:p>
          </table:table-cell>
          <table:table-cell table:style-name="Tableau91.A4" office:value-type="string">
            <text:p text:style-name="P8">[3;4]</text:p>
          </table:table-cell>
          <table:table-cell table:style-name="Tableau91.A2" office:value-type="string">
            <text:p text:style-name="P8"><text:span text:style-name="T5">3.13992</text:span> </text:p>
          </table:table-cell>
          <table:table-cell table:style-name="Tableau91.A2" office:value-type="string">
            <text:p text:style-name="P5">OK</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8">5000001</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row>
          <table:table-cell table:style-name="Tableau91.A5" office:value-type="float" office:value="3">
            <text:p text:style-name="P5">3</text:p>
          </table:table-cell>
          <table:table-cell table:style-name="Tableau91.A5" office:value-type="float" office:value="-1000000">
            <text:p text:style-name="P8">-1000000</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8">1000000,5</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
      <text:p text:style-name="P2"/>
      <text:list xml:id="list3180998555915373311" text:style-name="L5">
        <text:list-item>
          <text:p text:style-name="P14"><text:soft-page-break/>Mesures de qualités</text:p>
        </text:list-item>
      </text:list>
      <text:p text:style-name="P2"/>
      <text:list xml:id="list33305148" text:continue-numbering="true" text:style-name="L5">
        <text:list-item>
          <text:list>
            <text:list-item>
              <text:p text:style-name="P14">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 (en secondes)</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6" office:value-type="float" office:value="0.04">
            <text:p text:style-name="P8">0,04</text:p>
          </table:table-cell>
          <table:table-cell table:style-name="Tableau80.E6" office:value-type="percentage" office:value="0">
            <text:p text:style-name="P5">0,00%</text:p>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6" office:value-type="float" office:value="0.06">
            <text:p text:style-name="P5">0,06</text:p>
          </table:table-cell>
          <table:table-cell table:style-name="Tableau80.E6" office:value-type="percentage" office:value="0">
            <text:p text:style-name="P5">0,00%</text:p>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6" office:value-type="float" office:value="0.5">
            <text:p text:style-name="P5">0,5</text:p>
          </table:table-cell>
          <table:table-cell table:style-name="Tableau80.E6" office:value-type="percentage" office:value="0">
            <text:p text:style-name="P5">0,00%</text:p>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6" office:value-type="float" office:value="53">
            <text:p text:style-name="P5">53</text:p>
          </table:table-cell>
          <table:table-cell table:style-name="Tableau80.E6" office:value-type="percentage" office:value="0">
            <text:p text:style-name="P5">0,00%</text:p>
          </table:table-cell>
        </table:table-row>
      </table:table>
      <text:p text:style-name="P2"/>
      <table:table table:name="Tableau94" table:style-name="Tableau94">
        <table:table-column table:style-name="Tableau94.A"/>
        <table:table-column table:style-name="Tableau94.B"/>
        <table:table-column table:style-name="Tableau94.C"/>
        <table:table-column table:style-name="Tableau94.D"/>
        <table:table-row>
          <table:table-cell table:style-name="Tableau94.A1" table:number-columns-spanned="2" office:value-type="string">
            <text:p text:style-name="P5">Identification du test : Monte-Carlo</text:p>
          </table:table-cell>
          <table:covered-table-cell/>
          <table:table-cell table:style-name="Tableau94.C1" table:number-columns-spanned="2" office:value-type="string">
            <text:p text:style-name="P5">Version : 19/01/2024</text:p>
          </table:table-cell>
          <table:covered-table-cell/>
        </table:table-row>
        <table:table-row>
          <table:table-cell table:style-name="Tableau94.A2" table:number-columns-spanned="4" office:value-type="string">
            <text:p text:style-name="P7"><text:span text:style-name="T2">Description du test : </text:span><text:span text:style-name="T3">Test l'effectiveness de l'algorithme d'approximation de pi en calculant l'erreur moyenne relative de 5 exécutions. On souhaite avoir une erreur moyenne relative inférieure 1 x 10^-3.</text:span></text:p>
          </table:table-cell>
          <table:covered-table-cell/>
          <table:covered-table-cell/>
          <table:covered-table-cell/>
        </table:table-row>
        <table:table-row>
          <table:table-cell table:style-name="Tableau94.A2" table:number-columns-spanned="4" office:value-type="string">
            <text:p text:style-name="P6">Ressources requises : navigateur web</text:p>
          </table:table-cell>
          <table:covered-table-cell/>
          <table:covered-table-cell/>
          <table:covered-table-cell/>
        </table:table-row>
        <table:table-row>
          <table:table-cell table:style-name="Tableau94.A2" table:number-columns-spanned="4" office:value-type="string">
            <text:p text:style-name="P5">Responsable : PARCIANY Benjamin</text:p>
          </table:table-cell>
          <table:covered-table-cell/>
          <table:covered-table-cell/>
          <table:covered-table-cell/>
        </table:table-row>
        <table:table-row table:style-name="Tableau94.5">
          <table:table-cell table:style-name="Tableau94.A5" office:value-type="string">
            <text:p text:style-name="P5">N° de test</text:p>
          </table:table-cell>
          <table:table-cell table:style-name="Tableau94.A5" office:value-type="string">
            <text:p text:style-name="P5"><text:s/>Nombre de lancers</text:p>
          </table:table-cell>
          <table:table-cell table:style-name="Tableau94.A5" office:value-type="string">
            <text:p text:style-name="P5">Temps d'exécution</text:p>
          </table:table-cell>
          <table:table-cell table:style-name="Tableau94.A2" office:value-type="string">
            <text:p text:style-name="P5">Erreur (%)</text:p>
          </table:table-cell>
        </table:table-row>
        <table:table-row>
          <table:table-cell table:style-name="Tableau94.A6" office:value-type="float" office:value="1">
            <text:p text:style-name="P5">1</text:p>
          </table:table-cell>
          <table:table-cell table:style-name="Tableau94.A6" office:value-type="float" office:value="100000">
            <text:p text:style-name="P8">100000</text:p>
          </table:table-cell>
          <table:table-cell table:style-name="Tableau94.A6" office:value-type="float" office:value="2.26">
            <text:p text:style-name="P8">2,26</text:p>
          </table:table-cell>
          <table:table-cell table:style-name="Tableau94.A2" office:value-type="string">
            <text:p text:style-name="P5">1,3 * 10^-3</text:p>
          </table:table-cell>
        </table:table-row>
        <table:table-row>
          <table:table-cell table:style-name="Tableau94.A6" office:value-type="float" office:value="2">
            <text:p text:style-name="P5">2</text:p>
          </table:table-cell>
          <table:table-cell table:style-name="Tableau94.A6" office:value-type="float" office:value="200000">
            <text:p text:style-name="P5">200000</text:p>
          </table:table-cell>
          <table:table-cell table:style-name="Tableau94.A6" office:value-type="float" office:value="4.91">
            <text:p text:style-name="P5">4,91</text:p>
          </table:table-cell>
          <table:table-cell table:style-name="Tableau94.A2" office:value-type="string">
            <text:p text:style-name="P5">4,9 * 10^-4</text:p>
          </table:table-cell>
        </table:table-row>
        <table:table-row>
          <table:table-cell table:style-name="Tableau94.A6" office:value-type="float" office:value="3">
            <text:p text:style-name="P5">3</text:p>
          </table:table-cell>
          <table:table-cell table:style-name="Tableau94.A6" office:value-type="float" office:value="300000">
            <text:p text:style-name="P5">300000</text:p>
          </table:table-cell>
          <table:table-cell table:style-name="Tableau94.A6" office:value-type="float" office:value="5.66">
            <text:p text:style-name="P5">5,66</text:p>
          </table:table-cell>
          <table:table-cell table:style-name="Tableau94.A2" office:value-type="string">
            <text:p text:style-name="P5">6,7 * 10^-4</text:p>
          </table:table-cell>
        </table:table-row>
        <table:table-row>
          <table:table-cell table:style-name="Tableau94.A6" office:value-type="float" office:value="4">
            <text:p text:style-name="P5">4</text:p>
          </table:table-cell>
          <table:table-cell table:style-name="Tableau94.A6" office:value-type="float" office:value="400000">
            <text:p text:style-name="P5">400000</text:p>
          </table:table-cell>
          <table:table-cell table:style-name="Tableau94.A6" office:value-type="float" office:value="9.57">
            <text:p text:style-name="P5">9,57</text:p>
          </table:table-cell>
          <table:table-cell table:style-name="Tableau94.A2" office:value-type="string">
            <text:p text:style-name="P5">3,9 * 10^-4</text:p>
          </table:table-cell>
        </table:table-row>
        <table:table-row>
          <table:table-cell table:style-name="Tableau94.A6" office:value-type="float" office:value="5">
            <text:p text:style-name="P5">5</text:p>
          </table:table-cell>
          <table:table-cell table:style-name="Tableau94.A6" office:value-type="float" office:value="500000">
            <text:p text:style-name="P5">500000</text:p>
          </table:table-cell>
          <table:table-cell table:style-name="Tableau94.A6" office:value-type="float" office:value="12.07">
            <text:p text:style-name="P5">12,07</text:p>
          </table:table-cell>
          <table:table-cell table:style-name="Tableau94.A2" office:value-type="string">
            <text:p text:style-name="P5">9,1 * 10^-4</text:p>
          </table:table-cell>
        </table:table-row>
      </table:table>
      <text:p text:style-name="P2"/>
      <text:list xml:id="list33300487" text:continue-numbering="true" text:style-name="L5">
        <text:list-item>
          <text:list>
            <text:list-item>
              <text:p text:style-name="P14">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 (en secondes)</text:p>
          </table:table-cell>
          <table:table-cell table:style-name="Tableau81.A2" office:value-type="string">
            <text:p text:style-name="P5">Speed Up</text:p>
          </table:table-cell>
        </table:table-row>
        <text:soft-page-break/>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6" office:value-type="float" office:value="62">
            <text:p text:style-name="P8">62</text:p>
          </table:table-cell>
          <table:table-cell table:style-name="Tableau81.A2" office:value-type="string">
            <text:p text:style-name="P8">---</text:p>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6" office:value-type="float" office:value="45">
            <text:p text:style-name="P5">45</text:p>
          </table:table-cell>
          <table:table-cell table:style-name="Tableau81.D7" office:value-type="float" office:value="1.38">
            <text:p text:style-name="P5">1,38</text:p>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 (en secondes)</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6" office:value-type="float" office:value="61">
            <text:p text:style-name="P8">61</text:p>
          </table:table-cell>
          <table:table-cell table:style-name="Tableau78.A2" office:value-type="string">
            <text:p text:style-name="P8">---</text:p>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6" office:value-type="float" office:value="40">
            <text:p text:style-name="P5">40</text:p>
          </table:table-cell>
          <table:table-cell table:style-name="Tableau78.D7" office:value-type="float" office:value="1.5">
            <text:p text:style-name="P5">1,5</text:p>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 (en secondes)</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6" office:value-type="float" office:value="75">
            <text:p text:style-name="P8">75</text:p>
          </table:table-cell>
          <table:table-cell table:style-name="Tableau79.A2" office:value-type="string">
            <text:p text:style-name="P8">---</text:p>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6" office:value-type="float" office:value="636">
            <text:p text:style-name="P9">636</text:p>
          </table:table-cell>
          <table:table-cell table:style-name="Tableau79.D7" office:value-type="float" office:value="0.1">
            <text:p text:style-name="P5">0,1</text:p>
          </table:table-cell>
        </table:table-row>
      </table:table>
      <text:p text:style-name="P2"/>
      <table:table table:name="Tableau95" table:style-name="Tableau95">
        <table:table-column table:style-name="Tableau95.A"/>
        <table:table-column table:style-name="Tableau95.B"/>
        <table:table-column table:style-name="Tableau95.C"/>
        <table:table-column table:style-name="Tableau95.D"/>
        <table:table-row>
          <table:table-cell table:style-name="Tableau95.A1" table:number-columns-spanned="3" office:value-type="string">
            <text:p text:style-name="P5">Identification du test : Monte-Carlo – Speed Up</text:p>
          </table:table-cell>
          <table:covered-table-cell/>
          <table:covered-table-cell/>
          <table:table-cell table:style-name="Tableau95.D1" office:value-type="string">
            <text:p text:style-name="P5">Version : 19/01/2024</text:p>
          </table:table-cell>
        </table:table-row>
        <table:table-row>
          <table:table-cell table:style-name="Tableau95.A2" table:number-columns-spanned="4" office:value-type="string">
            <text:p text:style-name="P7"><text:span text:style-name="T2">Description du test : </text:span><text:span text:style-name="T3">Test le Speed Up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5.A2" table:number-columns-spanned="4" office:value-type="string">
            <text:p text:style-name="P6">Ressources requises : navigateur web</text:p>
          </table:table-cell>
          <table:covered-table-cell/>
          <table:covered-table-cell/>
          <table:covered-table-cell/>
        </table:table-row>
        <table:table-row>
          <table:table-cell table:style-name="Tableau95.A2" table:number-columns-spanned="4" office:value-type="string">
            <text:p text:style-name="P5">Responsable : PARCIANY Benjamin</text:p>
          </table:table-cell>
          <table:covered-table-cell/>
          <table:covered-table-cell/>
          <table:covered-table-cell/>
        </table:table-row>
        <table:table-row table:style-name="Tableau95.5">
          <table:table-cell table:style-name="Tableau95.A5" office:value-type="string">
            <text:p text:style-name="P5">N° de test</text:p>
          </table:table-cell>
          <table:table-cell table:style-name="Tableau95.A5" office:value-type="string">
            <text:p text:style-name="P5">Nombre de cœurs </text:p>
          </table:table-cell>
          <table:table-cell table:style-name="Tableau95.A5" office:value-type="string">
            <text:p text:style-name="P5">Temps d'exécution</text:p>
          </table:table-cell>
          <table:table-cell table:style-name="Tableau95.A2" office:value-type="string">
            <text:p text:style-name="P5">Speed Up</text:p>
          </table:table-cell>
        </table:table-row>
        <table:table-row>
          <table:table-cell table:style-name="Tableau95.A6" office:value-type="float" office:value="1">
            <text:p text:style-name="P5">1</text:p>
          </table:table-cell>
          <table:table-cell table:style-name="Tableau95.A6" office:value-type="float" office:value="1">
            <text:p text:style-name="P8">1</text:p>
          </table:table-cell>
          <table:table-cell table:style-name="Tableau95.A6" office:value-type="float" office:value="6.6">
            <text:p text:style-name="P8">6,6</text:p>
          </table:table-cell>
          <table:table-cell table:style-name="Tableau95.A2" office:value-type="string">
            <text:p text:style-name="P8">---</text:p>
          </table:table-cell>
        </table:table-row>
        <table:table-row>
          <table:table-cell table:style-name="Tableau95.A6" office:value-type="float" office:value="2">
            <text:p text:style-name="P5">2</text:p>
          </table:table-cell>
          <table:table-cell table:style-name="Tableau95.A6" office:value-type="float" office:value="4">
            <text:p text:style-name="P5">4</text:p>
          </table:table-cell>
          <table:table-cell table:style-name="Tableau95.A6" office:value-type="float" office:value="2.14">
            <text:p text:style-name="P5">2,14</text:p>
          </table:table-cell>
          <table:table-cell table:style-name="Tableau95.D7" office:value-type="float" office:value="3.1">
            <text:p text:style-name="P5">3,1</text:p>
          </table:table-cell>
        </table:table-row>
      </table:table>
      <text:p text:style-name="P2"/>
      <table:table table:name="Tableau96" table:style-name="Tableau96">
        <table:table-column table:style-name="Tableau96.A"/>
        <table:table-column table:style-name="Tableau96.B"/>
        <table:table-column table:style-name="Tableau96.C"/>
        <table:table-column table:style-name="Tableau96.D"/>
        <table:table-row>
          <table:table-cell table:style-name="Tableau96.A1" table:number-columns-spanned="3" office:value-type="string">
            <text:p text:style-name="P5">Identification du test : Monte-Carlo – Scalabilité forte</text:p>
          </table:table-cell>
          <table:covered-table-cell/>
          <table:covered-table-cell/>
          <table:table-cell table:style-name="Tableau96.D1" office:value-type="string">
            <text:p text:style-name="P5">Version : 19/01/2024</text:p>
          </table:table-cell>
        </table:table-row>
        <table:table-row>
          <table:table-cell table:style-name="Tableau96.A2" table:number-columns-spanned="4" office:value-type="string">
            <text:p text:style-name="P7"><text:span text:style-name="T2">Description du test : </text:span><text:span text:style-name="T3">Test la scalabilité fort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6.A2" table:number-columns-spanned="4" office:value-type="string">
            <text:p text:style-name="P6">Ressources requises : navigateur web</text:p>
          </table:table-cell>
          <table:covered-table-cell/>
          <table:covered-table-cell/>
          <table:covered-table-cell/>
        </table:table-row>
        <text:soft-page-break/>
        <table:table-row>
          <table:table-cell table:style-name="Tableau96.A2" table:number-columns-spanned="4" office:value-type="string">
            <text:p text:style-name="P5">Responsable : PARCIANY Benjamin</text:p>
          </table:table-cell>
          <table:covered-table-cell/>
          <table:covered-table-cell/>
          <table:covered-table-cell/>
        </table:table-row>
        <table:table-row table:style-name="Tableau96.5">
          <table:table-cell table:style-name="Tableau96.A5" office:value-type="string">
            <text:p text:style-name="P5">N° de test</text:p>
          </table:table-cell>
          <table:table-cell table:style-name="Tableau96.A5" office:value-type="string">
            <text:p text:style-name="P5">Nombre de cœurs </text:p>
          </table:table-cell>
          <table:table-cell table:style-name="Tableau96.A5" office:value-type="string">
            <text:p text:style-name="P5">Temps d'exécution</text:p>
          </table:table-cell>
          <table:table-cell table:style-name="Tableau96.A2" office:value-type="string">
            <text:p text:style-name="P5">Speed Up</text:p>
          </table:table-cell>
        </table:table-row>
        <table:table-row>
          <table:table-cell table:style-name="Tableau96.A6" office:value-type="float" office:value="1">
            <text:p text:style-name="P5">1</text:p>
          </table:table-cell>
          <table:table-cell table:style-name="Tableau96.A6" office:value-type="float" office:value="1">
            <text:p text:style-name="P8">1</text:p>
          </table:table-cell>
          <table:table-cell table:style-name="Tableau96.A6" office:value-type="float" office:value="5.98">
            <text:p text:style-name="P8">5,98</text:p>
          </table:table-cell>
          <table:table-cell table:style-name="Tableau96.A2" office:value-type="string">
            <text:p text:style-name="P8">---</text:p>
          </table:table-cell>
        </table:table-row>
        <table:table-row>
          <table:table-cell table:style-name="Tableau96.A6" office:value-type="float" office:value="2">
            <text:p text:style-name="P5">2</text:p>
          </table:table-cell>
          <table:table-cell table:style-name="Tableau96.A6" office:value-type="float" office:value="4">
            <text:p text:style-name="P5">4</text:p>
          </table:table-cell>
          <table:table-cell table:style-name="Tableau96.A6" office:value-type="float" office:value="1.48">
            <text:p text:style-name="P5">1,48</text:p>
          </table:table-cell>
          <table:table-cell table:style-name="Tableau96.D7" office:value-type="float" office:value="4">
            <text:p text:style-name="P5">4</text:p>
          </table:table-cell>
        </table:table-row>
      </table:table>
      <text:p text:style-name="P2"/>
      <table:table table:name="Tableau97" table:style-name="Tableau97">
        <table:table-column table:style-name="Tableau97.A"/>
        <table:table-column table:style-name="Tableau97.B"/>
        <table:table-column table:style-name="Tableau97.C"/>
        <table:table-column table:style-name="Tableau97.D"/>
        <table:table-row>
          <table:table-cell table:style-name="Tableau97.A1" table:number-columns-spanned="3" office:value-type="string">
            <text:p text:style-name="P5">Identification du test : Monte-Carlo – Scalabilité faible</text:p>
          </table:table-cell>
          <table:covered-table-cell/>
          <table:covered-table-cell/>
          <table:table-cell table:style-name="Tableau97.D1" office:value-type="string">
            <text:p text:style-name="P5">Version : 19/01/2024</text:p>
          </table:table-cell>
        </table:table-row>
        <table:table-row>
          <table:table-cell table:style-name="Tableau97.A2" table:number-columns-spanned="4" office:value-type="string">
            <text:p text:style-name="P7"><text:span text:style-name="T2">Description du test : </text:span><text:span text:style-name="T3">Test la scalabilité faibl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7.A2" table:number-columns-spanned="4" office:value-type="string">
            <text:p text:style-name="P6">Ressources requises : navigateur web</text:p>
          </table:table-cell>
          <table:covered-table-cell/>
          <table:covered-table-cell/>
          <table:covered-table-cell/>
        </table:table-row>
        <table:table-row>
          <table:table-cell table:style-name="Tableau97.A2" table:number-columns-spanned="4" office:value-type="string">
            <text:p text:style-name="P5">Responsable : PARCIANY Benjamin</text:p>
          </table:table-cell>
          <table:covered-table-cell/>
          <table:covered-table-cell/>
          <table:covered-table-cell/>
        </table:table-row>
        <table:table-row table:style-name="Tableau97.5">
          <table:table-cell table:style-name="Tableau97.A5" office:value-type="string">
            <text:p text:style-name="P5">N° de test</text:p>
          </table:table-cell>
          <table:table-cell table:style-name="Tableau97.A5" office:value-type="string">
            <text:p text:style-name="P5">Nombre de cœurs </text:p>
          </table:table-cell>
          <table:table-cell table:style-name="Tableau97.A5" office:value-type="string">
            <text:p text:style-name="P5">Temps d'exécution</text:p>
          </table:table-cell>
          <table:table-cell table:style-name="Tableau97.A2" office:value-type="string">
            <text:p text:style-name="P5">Speed Up</text:p>
          </table:table-cell>
        </table:table-row>
        <table:table-row>
          <table:table-cell table:style-name="Tableau97.A6" office:value-type="float" office:value="1">
            <text:p text:style-name="P5">1</text:p>
          </table:table-cell>
          <table:table-cell table:style-name="Tableau97.A6" office:value-type="float" office:value="1">
            <text:p text:style-name="P8">1</text:p>
          </table:table-cell>
          <table:table-cell table:style-name="Tableau97.A6" office:value-type="float" office:value="4.83">
            <text:p text:style-name="P8">4,83</text:p>
          </table:table-cell>
          <table:table-cell table:style-name="Tableau97.A2" office:value-type="string">
            <text:p text:style-name="P8">---</text:p>
          </table:table-cell>
        </table:table-row>
        <table:table-row>
          <table:table-cell table:style-name="Tableau97.A6" office:value-type="float" office:value="2">
            <text:p text:style-name="P5">2</text:p>
          </table:table-cell>
          <table:table-cell table:style-name="Tableau97.A6" office:value-type="float" office:value="4">
            <text:p text:style-name="P5">4</text:p>
          </table:table-cell>
          <table:table-cell table:style-name="Tableau97.A6" office:value-type="float" office:value="5.77">
            <text:p text:style-name="P5">5,77</text:p>
          </table:table-cell>
          <table:table-cell table:style-name="Tableau97.D7" office:value-type="float" office:value="0.8">
            <text:p text:style-name="P5">0,8</text:p>
          </table:table-cell>
        </table:table-row>
      </table:table>
      <text:p text:style-name="P2"/>
      <text:list xml:id="list33311199" text:continue-numbering="true" text:style-name="L5">
        <text:list-item>
          <text:p text:style-name="P14">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New times roman" svg:font-family="'New times roman'"/>
    <style:font-face style:name="Poppins" svg:font-family="Poppi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22T13:04:20.03</dc:date>
    <meta:editing-duration>P1DT11H35M2S</meta:editing-duration>
    <meta:editing-cycles>646</meta:editing-cycles>
    <meta:generator>OpenOffice/4.1.6$Win32 OpenOffice.org_project/416m1$Build-9790</meta:generator>
    <dc:creator>ben </dc:creator>
    <meta:document-statistic meta:table-count="97" meta:image-count="0" meta:object-count="0" meta:page-count="27" meta:paragraph-count="1541" meta:word-count="7206" meta:character-count="43283"/>
  </office:meta>
</office:document-meta>
</file>